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8ca8" officeooo:paragraph-rsid="000b8ca8"/>
    </style:style>
    <style:style style:name="P2" style:family="paragraph" style:parent-style-name="Text_20_body" style:list-style-name="L1">
      <style:text-properties officeooo:rsid="000b8ca8" officeooo:paragraph-rsid="000b8ca8"/>
    </style:style>
    <style:style style:name="P3" style:family="paragraph" style:parent-style-name="Text_20_body" style:list-style-name="L2">
      <style:text-properties officeooo:rsid="000b8ca8" officeooo:paragraph-rsid="000b8ca8"/>
    </style:style>
    <style:style style:name="P4" style:family="paragraph" style:parent-style-name="Text_20_body">
      <style:text-properties officeooo:rsid="000d520e" officeooo:paragraph-rsid="000d520e"/>
    </style:style>
    <style:style style:name="P5" style:family="paragraph" style:parent-style-name="Heading_20_3">
      <style:text-properties officeooo:rsid="000b8ca8" officeooo:paragraph-rsid="000b8ca8"/>
    </style:style>
    <style:style style:name="P6" style:family="paragraph" style:parent-style-name="Heading_20_4">
      <style:text-properties officeooo:rsid="000b8ca8" officeooo:paragraph-rsid="000b8ca8"/>
    </style:style>
    <style:style style:name="T1" style:family="text">
      <style:text-properties style:font-name="Liberation Serif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Heat and Mass Transfer Lecture #2</text:h>
      <text:h text:style-name="P6" text:outline-level="4">Terminology</text:h>
      <text:list xml:id="list8338038610937428076" text:style-name="L1">
        <text:list-item>
          <text:p text:style-name="P2">Convection – Surface effect, reliant on surface area between the two materials, involves one material transferring kinetic energy via some medium. Fluid/gas, gas/solid, fluid/solid.</text:p>
        </text:list-item>
        <text:list-item>
          <text:p text:style-name="P2">Radiation – Surface effect, majority of energy in infrared spectrum, infrared frequency based on frequency of vibrating atoms, hence thermal radiation based on temperature, higher temperature involves higher frequency of thermal vibrations, higher frequency of infrared radiation.</text:p>
        </text:list-item>
        <text:list-item>
          <text:p text:style-name="P2">Conduction – How the heat is transferred through a single substance, how heat is transferred through a potato.</text:p>
        </text:list-item>
      </text:list>
      <text:h text:style-name="P5" text:outline-level="3">Conduction Equations</text:h>
      <text:p text:style-name="P1">Heat conduction can be modelled based on the shape of the object, three prime classifications</text:p>
      <text:list xml:id="list4751266069933616357" text:style-name="L2">
        <text:list-item>
          <text:p text:style-name="P3">Rectangular – Expressed as x, y, z and time(t)</text:p>
        </text:list-item>
        <text:list-item>
          <text:p text:style-name="P3">Cylindrical – Expressed as r, <text:span text:style-name="T1">θ</text:span>, z, and time(t)</text:p>
        </text:list-item>
        <text:list-item>
          <text:p text:style-name="P3">Spherical – Expressed as r, <text:span text:style-name="T1">θ</text:span>, <text:span text:style-name="T1">α</text:span> and time(t)</text:p>
        </text:list-item>
      </text:list>
      <text:h text:style-name="P6" text:outline-level="4">Steady versus Transient Heat Transfer</text:h>
      <text:p text:style-name="P4">Two types of thermal system classification, <text:span text:style-name="T2">Transient </text:span>effects are time dependent, while <text:span text:style-name="T2">steady</text:span> effects are time independent. <text:span text:style-name="T2">Lumped Systems</text:span><text:span text:style-name="T3"> refer to systems where the temperature is exclusively dependent on time, and has no position dependenc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3:29:29.620782655</meta:creation-date>
    <dc:date>2017-01-11T13:44:16.831812261</dc:date>
    <meta:editing-duration>PT3M47S</meta:editing-duration>
    <meta:editing-cycles>1</meta:editing-cycles>
    <meta:document-statistic meta:table-count="0" meta:image-count="0" meta:object-count="0" meta:page-count="1" meta:paragraph-count="12" meta:word-count="170" meta:character-count="1152" meta:non-whitespace-character-count="994"/>
    <meta:generator>LibreOffice/5.2.2.2$Linux_X86_64 LibreOffice_project/20m0$Build-2</meta:generator>
  </office:meta>
</office:document-meta>
</file>